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9EFEFDE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subtitle">
      <style:graphic-properties draw:fill-color="#ffffff" draw:auto-grow-height="true" fo:min-height="12.18cm"/>
    </style:style>
    <style:style style:name="pr2" style:family="presentation" style:parent-style-name="lyt-rededges-title">
      <style:graphic-properties fo:min-height="3.506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outline1">
      <style:graphic-properties fo:min-height="12.18cm"/>
    </style:style>
    <style:style style:name="pr5" style:family="presentation" style:parent-style-name="lyt-rededges-notes">
      <style:graphic-properties draw:fill-color="#ffffff" fo:min-height="13.364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ededges" presentation:presentation-page-layout-name="AL1T0">
        <draw:frame presentation:style-name="pr1" draw:layer="layout" svg:width="21.599cm" svg:height="12.18cm" svg:x="5.5cm" svg:y="4.914cm" presentation:class="subtitle">
          <draw:text-box>
            <text:p>Yet another smart todo-list software implemented in modern Perl<text:line-break/>by Florian Heß</text:p>
            <text:p>2012-</text:p>
          </draw:text-box>
        </draw:frame>
        <draw:frame presentation:style-name="pr2" draw:layer="layout" svg:width="17.099cm" svg:height="3.506cm" svg:x="10.1cm" svg:y="0.837cm" presentation:class="title" presentation:user-transformed="true">
          <draw:text-box>
            <text:p>Flow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>
          <draw:text-box>
            <text:p>What is FlowTime?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Enter to-dos in a browser window</text:p>
              </text:list-item>
              <text:list-item>
                <text:p>Structure bigger tasks</text:p>
                <text:list>
                  <text:list-item>
                    <text:p>Steps, substeps, … (arbitrarily deep)</text:p>
                  </text:list-item>
                </text:list>
              </text:list-item>
              <text:list-item>
                <text:p>Enter a deadline for each – always</text:p>
              </text:list-item>
              <text:list-item>
                <text:p>Check a box when done a step</text:p>
              </text:list-item>
              <text:list-item>
                <text:p>Link to steps of other tasks (building dependenci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>
          <draw:text-box>
            <text:p>What is FlowTime?</text:p>
          </draw:text-box>
        </draw:frame>
        <draw:frame presentation:style-name="pr4" draw:layer="layout" svg:width="21.599cm" svg:height="13.405cm" svg:x="5.5cm" svg:y="4.914cm" presentation:class="outline" presentation:user-transformed="true">
          <draw:text-box>
            <text:list text:style-name="L2">
              <text:list-item>
                <text:p>Sort by clicking the logo, any time anew</text:p>
              </text:list-item>
              <text:list-item>
                <text:p>Ranking score based on 5 criteria:</text:p>
              </text:list-item>
            </text:list>
            <text:list text:style-name="L3">
              <text:list-item>
                <text:list>
                  <text:list-item>
                    <text:p>Priority: 1 = lowest .. arbitrarily high</text:p>
                  </text:list-item>
                  <text:list-item>
                    <text:p>How close the deadline is</text:p>
                  </text:list-item>
                  <text:list-item>
                    <text:p>… in comparison with how much has been done already: time-progress drift</text:p>
                  </text:list-item>
                  <text:list-item>
                    <text:p>For how long it has been <text:span text:style-name="T1">opened</text:span></text:p>
                  </text:list-item>
                  <text:list-item>
                    <text:p>Estimated additional gross time need</text:p>
                  </text:list-item>
                </text:list>
              </text:list-item>
            </text:list>
            <text:list text:style-name="L2">
              <text:list-item>
                <text:p>Weigh criteria as you like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It's not that easy</text:p>
          </draw:text-box>
        </draw:frame>
        <draw:frame presentation:style-name="pr4" draw:layer="layout" svg:width="21.599cm" svg:height="12.18cm" svg:x="5.5cm" svg:y="4.914cm" presentation:class="outline">
          <draw:text-box>
            <text:list text:style-name="L2">
              <text:list-item>
                <text:p>Most criteria depend on time progressing <text:span text:style-name="T1">– but what time?</text:span></text:p>
              </text:list-item>
              <text:list-item>
                <text:p>Also the time after you called it a day?</text:p>
              </text:list-item>
              <text:list-item>
                <text:p>How about week-ends, holidays?</text:p>
              </text:list-item>
              <text:list-item>
                <text:p>Not really, what a subcutaneous stress!</text:p>
              </text:list-item>
              <text:list-item>
                <text:p>Score increase constricted to <text:span text:style-name="T1">working time</text:span> as far as plannable in adv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The time model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So, define your personal time model</text:p>
                <text:list>
                  <text:list-item>
                    <text:p>Be pragmatic, can't avoid difference! </text:p>
                  </text:list-item>
                </text:list>
              </text:list-item>
              <text:list-item>
                <text:p>Precisely, define time track(s)</text:p>
                <text:list>
                  <text:list-item>
                    <text:p>Ex: <text:span text:style-name="T1">default = Mo-Fr@8-16,!12</text:span></text:p>
                  </text:list-item>
                  <text:list-item>
                    <text:p><text:span text:style-name="T2">i.e. Monday to Friday from 8 to 16:59, 1h for lunch</text:span></text:p>
                  </text:list-item>
                </text:list>
              </text:list-item>
              <text:list-item>
                <text:p><text:span text:style-name="T2">Variations, i.e. holidays and alike</text:span></text:p>
                <text:list>
                  <text:list-item>
                    <text:p><text:span text:style-name="T2">Define them once, inheri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The time model</text:p>
          </draw:text-box>
        </draw:frame>
        <draw:frame presentation:style-name="pr4" draw:layer="layout" svg:width="21.599cm" svg:height="12.534cm" svg:x="5.5cm" svg:y="4.914cm" presentation:class="outline" presentation:user-transformed="true">
          <draw:text-box>
            <text:list text:style-name="L2">
              <text:list-item>
                <text:p>Tasks need a so-called <text:span text:style-name="T1">time way</text:span></text:p>
                <text:list>
                  <text:list-item>
                    <text:p>From start to the deadline</text:p>
                  </text:list-item>
                </text:list>
              </text:list-item>
              <text:list-item>
                <text:p>Way consists of at least one stage</text:p>
              </text:list-item>
              <text:list-item>
                <text:p>Stage = a link to a time track</text:p>
              </text:list-item>
              <text:list-item>
                <text:p>First with <text:span text:style-name="T1">from</text:span>, all with <text:span text:style-name="T1">until</text:span> datetimes</text:p>
              </text:list-item>
              <text:list-item>
                <text:p>So, tasks may change the time track</text:p>
                <text:list>
                  <text:list-header>
                    <text:p>i.e. at a certain time in the future only. Do not tamper with the past (way)!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User interface</text:p>
          </draw:text-box>
        </draw:frame>
        <draw:frame presentation:style-name="pr4" draw:layer="layout" svg:width="21.599cm" svg:height="12.18cm" svg:x="5.5cm" svg:y="4.914cm" presentation:class="outline">
          <draw:text-box>
            <text:list text:style-name="L2">
              <text:list-item>
                <text:p>FlowTime uses your HTML browser</text:p>
                <text:list>
                  <text:list-item>
                    <text:p>But is not a web service (can be)</text:p>
                  </text:list-item>
                  <text:list-item>
                    <text:p>Local mini web-server for oneself only</text:p>
                  </text:list-item>
                </text:list>
              </text:list-item>
              <text:list-item>
                <text:p>Views:</text:p>
                <text:list>
                  <text:list-item>
                    <text:p>Active (open) tasks with or without<text:line-break/>sleeping and/or closed tasks</text:p>
                  </text:list-item>
                  <text:list-item>
                    <text:p>Task archive, search function</text:p>
                  </text:list-item>
                  <text:list-item>
                    <text:p>User's sett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4T20:31:09</meta:creation-date>
    <dc:date>2014-02-09T20:54:00.765421856</dc:date>
    <meta:editing-duration>PT3H6M48S</meta:editing-duration>
    <meta:editing-cycles>6</meta:editing-cycles>
    <meta:generator>LibreOffice/4.1.4.2$Linux_X86_64 LibreOffice_project/410m0$Build-2</meta:generator>
    <meta:document-statistic meta:object-count="60"/>
  </office:meta>
</office:document-meta>
</file>